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324in" svg:height="3.9472in" svg:x="3.4657in" svg:y="0.9287in">
            <draw:object draw:notify-on-update-of-ranges="Sheet1.B4:Sheet1.B34 Sheet1.C4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492in" svg:height="4.1929in" svg:x="3.2626in" svg:y="7.0299in">
            <draw:object draw:notify-on-update-of-ranges="Sheet1.B40:Sheet1.B69 Sheet1.C40:Sheet1.C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5559in" svg:height="4.1835in" svg:x="3.135in" svg:y="12.5748in">
            <draw:object draw:notify-on-update-of-ranges="Sheet1.B75:Sheet1.B109 Sheet1.C75:Sheet1.C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3in" svg:height="3.5437in" svg:x="5.8138in" svg:y="20.4327in">
            <draw:object draw:notify-on-update-of-ranges="Sheet1.B116:Sheet1.B130 Sheet1.C116:Sheet1.C1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63in" svg:height="3.5437in" svg:x="5.9339in" svg:y="24.8654in">
            <draw:object draw:notify-on-update-of-ranges="Sheet1.B142:Sheet1.B155 Sheet1.C142:Sheet1.C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63in" svg:height="3.5437in" svg:x="3.3394in" svg:y="29.4287in">
            <draw:object draw:notify-on-update-of-ranges="Sheet1.B168:Sheet1.B186 Sheet1.C168:Sheet1.C1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63in" svg:height="3.5437in" svg:x="3.2795in" svg:y="33.5165in">
            <draw:object draw:notify-on-update-of-ranges="Sheet1.B191:Sheet1.B204 Sheet1.C191:Sheet1.C2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I(b)=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of Obs</text:p>
          </table:table-cell>
          <table:table-cell office:value-type="string" calcext:value-type="string">
            <text:p>V(ce)</text:p>
          </table:table-cell>
          <table:table-cell office:value-type="string" calcext:value-type="string">
            <text:p>I(c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" calcext:value-type="float">
            <text:p>0.19</text:p>
          </table:table-cell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1.1" calcext:value-type="float">
            <text:p>1.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6" calcext:value-type="float">
            <text:p>0.26</text:p>
          </table:table-cell>
          <table:table-cell office:value-type="float" office:value="1.2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" calcext:value-type="float">
            <text:p>0.31</text:p>
          </table:table-cell>
          <table:table-cell office:value-type="float" office:value="1.4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7" calcext:value-type="float">
            <text:p>0.37</text:p>
          </table:table-cell>
          <table:table-cell office:value-type="float" office:value="1.6" calcext:value-type="float">
            <text:p>1.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" calcext:value-type="float">
            <text:p>0.39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1" calcext:value-type="float">
            <text:p>0.51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(b)=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of Obs</text:p>
          </table:table-cell>
          <table:table-cell office:value-type="string" calcext:value-type="string">
            <text:p>V(ce)</text:p>
          </table:table-cell>
          <table:table-cell office:value-type="string" calcext:value-type="string">
            <text:p>I(c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office:value-type="float" office:value="1.2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office:value-type="float" office:value="1.3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6" calcext:value-type="float">
            <text:p>0.2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9" calcext:value-type="float">
            <text:p>0.29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2" calcext:value-type="float">
            <text:p>0.42</text:p>
          </table:table-cell>
          <table:table-cell office:value-type="float" office:value="2.4" calcext:value-type="float">
            <text:p>2.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4" calcext:value-type="float">
            <text:p>0.64</text:p>
          </table:table-cell>
          <table:table-cell office:value-type="float" office:value="3.3" calcext:value-type="float">
            <text:p>3.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" calcext:value-type="float">
            <text:p>0.92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(b)=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of Obs</text:p>
          </table:table-cell>
          <table:table-cell office:value-type="string" calcext:value-type="string">
            <text:p>V(ce)</text:p>
          </table:table-cell>
          <table:table-cell office:value-type="string" calcext:value-type="string">
            <text:p>I(c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0.6" calcext:value-type="float">
            <text:p>0.6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" calcext:value-type="float">
            <text:p>0.18</text:p>
          </table:table-cell>
          <table:table-cell office:value-type="float" office:value="1.1" calcext:value-type="float">
            <text:p>1.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1.3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6" calcext:value-type="float">
            <text:p>0.26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9" calcext:value-type="float">
            <text:p>0.29</text:p>
          </table:table-cell>
          <table:table-cell office:value-type="float" office:value="1.9" calcext:value-type="float">
            <text:p>1.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" calcext:value-type="float">
            <text:p>0.32</text:p>
          </table:table-cell>
          <table:table-cell office:value-type="float" office:value="2.1" calcext:value-type="float">
            <text:p>2.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.34</text:p>
          </table:table-cell>
          <table:table-cell office:value-type="float" office:value="2.3" calcext:value-type="float">
            <text:p>2.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7" calcext:value-type="float">
            <text:p>0.37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1" calcext:value-type="float">
            <text:p>0.41</text:p>
          </table:table-cell>
          <table:table-cell office:value-type="float" office:value="2.8" calcext:value-type="float">
            <text:p>2.8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7" calcext:value-type="float">
            <text:p>0.47</text:p>
          </table:table-cell>
          <table:table-cell office:value-type="float" office:value="3.2" calcext:value-type="float">
            <text:p>3.2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  <table:table-cell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2" calcext:value-type="float">
            <text:p>0.52</text:p>
          </table:table-cell>
          <table:table-cell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6" calcext:value-type="float">
            <text:p>0.56</text:p>
          </table:table-cell>
          <table:table-cell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" calcext:value-type="float">
            <text:p>0.65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" calcext:value-type="float">
            <text:p>0.72</text:p>
          </table:table-cell>
          <table:table-cell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5" calcext:value-type="float">
            <text:p>0.75</text:p>
          </table:table-cell>
          <table:table-cell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.8</text:p>
          </table:table-cell>
          <table:table-cell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_CE =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I_B</text:p>
          </table:table-cell>
          <table:table-cell office:value-type="string" calcext:value-type="string">
            <text:p>I_C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5" calcext:value-type="float">
            <text:p>20.5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8.9" calcext:value-type="float">
            <text:p>8.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.2" calcext:value-type="float">
            <text:p>60.2</text:p>
          </table:table-cell>
          <table:table-cell office:value-type="float" office:value="10.9" calcext:value-type="float">
            <text:p>10.9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.7" calcext:value-type="float">
            <text:p>12.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4.6" calcext:value-type="float">
            <text:p>14.6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6.4" calcext:value-type="float">
            <text:p>16.4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8.4" calcext:value-type="float">
            <text:p>18.4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0.2" calcext:value-type="float">
            <text:p>20.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2.2" calcext:value-type="float">
            <text:p>22.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23.2" calcext:value-type="float">
            <text:p>23.2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V_CE =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I_B</text:p>
          </table:table-cell>
          <table:table-cell office:value-type="string" calcext:value-type="string">
            <text:p>I_C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5" calcext:value-type="float">
            <text:p>20.5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.2" calcext:value-type="float">
            <text:p>60.2</text:p>
          </table:table-cell>
          <table:table-cell office:value-type="float" office:value="11.5" calcext:value-type="float">
            <text:p>11.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3.6" calcext:value-type="float">
            <text:p>13.6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5.7" calcext:value-type="float">
            <text:p>15.7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.8" calcext:value-type="float">
            <text:p>17.8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.2" calcext:value-type="float">
            <text:p>20.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2.3" calcext:value-type="float">
            <text:p>22.3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4.9" calcext:value-type="float">
            <text:p>24.9</text:p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_CE =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.81</text:p>
          </table:table-cell>
          <table:table-cell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17.7" calcext:value-type="float">
            <text:p>17.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float" office:value="20.7" calcext:value-type="float">
            <text:p>20.7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23.8" calcext:value-type="float">
            <text:p>23.8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float" office:value="29.1" calcext:value-type="float">
            <text:p>29.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3" calcext:value-type="float">
            <text:p>2.03</text:p>
          </table:table-cell>
          <table:table-cell office:value-type="float" office:value="44.8" calcext:value-type="float">
            <text:p>44.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3.6" calcext:value-type="float">
            <text:p>73.6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01" calcext:value-type="float">
            <text:p>4.01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V_CE =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24.7" calcext:value-type="float">
            <text:p>24.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52.9" calcext:value-type="float">
            <text:p>52.9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62.2" calcext:value-type="float">
            <text:p>62.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" calcext:value-type="float">
            <text:p>2.9</text:p>
          </table:table-cell>
          <table:table-cell office:value-type="float" office:value="65.6" calcext:value-type="float">
            <text:p>65.6</text:p>
          </table:table-cell>
          <table:table-cell table:number-columns-repeated="1021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12:13:36.672795828</meta:creation-date>
    <dc:date>2020-02-29T15:27:03.928100318</dc:date>
    <meta:editing-duration>PT1H36M59S</meta:editing-duration>
    <meta:editing-cycles>26</meta:editing-cycles>
    <meta:generator>LibreOffice/6.4.0.3$Linux_X86_64 LibreOffice_project/40$Build-3</meta:generator>
    <meta:document-statistic meta:table-count="1" meta:cell-count="475" meta:object-count="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04cm" svg:height="10.027cm" xlink:href=".." xlink:type="simple" chart:class="chart:scatter" chart:style-name="ch1">
        <chart:legend chart:legend-position="end" svg:x="15.752cm" svg:y="4.74cm" style:legend-expansion="high" chart:style-name="ch2"/>
        <chart:plot-area chart:style-name="ch3" table:cell-range-address="Sheet1.B4:Sheet1.C34" svg:x="0.327cm" svg:y="0.053cm" svg:width="14.332cm" svg:height="9.538cm">
          <chartooo:coordinate-region svg:x="1.054cm" svg:y="0.226cm" svg:width="13.418cm" svg:height="8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34" chart:class="chart:scatter">
            <chart:domain table:cell-range-address="Sheet1.B4:Sheet1.B34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34</svg:desc>
                </draw:g>
              </table:table-cell>
              <table:table-cell office:value-type="float" office:value="0">
                <text:p>0</text:p>
                <draw:g>
                  <svg:desc>Sheet1.C4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">
                <text:p>0.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">
                <text:p>0.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">
                <text:p>0.2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">
                <text:p>0.3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">
                <text:p>0.3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">
                <text:p>0.3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">
                <text:p>0.3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">
                <text:p>0.5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">
                <text:p>1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922cm" svg:height="10.651cm" xlink:href=".." xlink:type="simple" chart:class="chart:scatter" chart:style-name="ch1">
        <chart:legend chart:legend-position="end" svg:x="16.07cm" svg:y="5.052cm" style:legend-expansion="high" chart:style-name="ch2"/>
        <chart:plot-area chart:style-name="ch3" table:cell-range-address="Sheet1.B40:Sheet1.C69" svg:x="0.378cm" svg:y="0.213cm" svg:width="15.314cm" svg:height="10.225cm">
          <chartooo:coordinate-region svg:x="1.105cm" svg:y="0.386cm" svg:width="14.4cm" svg:height="9.4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0:Sheet1.C69" chart:class="chart:scatter">
            <chart:domain table:cell-range-address="Sheet1.B40:Sheet1.B69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0:Sheet1.B69</svg:desc>
                </draw:g>
              </table:table-cell>
              <table:table-cell office:value-type="float" office:value="0">
                <text:p>0</text:p>
                <draw:g>
                  <svg:desc>Sheet1.C40:Sheet1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">
                <text:p>0.2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">
                <text:p>0.2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">
                <text:p>0.2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">
                <text:p>0.4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">
                <text:p>1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193cm" svg:height="10.627cm" xlink:href=".." xlink:type="simple" chart:class="chart:scatter" chart:style-name="ch1">
        <chart:legend chart:legend-position="end" svg:x="16.341cm" svg:y="5.04cm" style:legend-expansion="high" chart:style-name="ch2"/>
        <chart:plot-area chart:style-name="ch3" table:cell-range-address="Sheet1.B75:Sheet1.C109" svg:x="0.383cm" svg:y="0.212cm" svg:width="15.575cm" svg:height="10.203cm">
          <chartooo:coordinate-region svg:x="0.819cm" svg:y="0.385cm" svg:width="14.952cm" svg:height="9.4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5:Sheet1.C109" chart:class="chart:scatter">
            <chart:domain table:cell-range-address="Sheet1.B75:Sheet1.B109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75:Sheet1.B109</svg:desc>
                </draw:g>
              </table:table-cell>
              <table:table-cell office:value-type="float" office:value="0">
                <text:p>0</text:p>
                <draw:g>
                  <svg:desc>Sheet1.C75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">
                <text:p>0.1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">
                <text:p>0.2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">
                <text:p>0.2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">
                <text:p>0.2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">
                <text:p>0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">
                <text:p>0.3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">
                <text:p>0.3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">
                <text:p>0.3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">
                <text:p>0.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">
                <text:p>0.4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">
                <text:p>0.4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">
                <text:p>0.5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">
                <text:p>0.5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">
                <text:p>0.6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">
                <text:p>0.7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5">
                <text:p>0.7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">
                <text:p>1.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">
                <text:p>3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3.167cm" svg:y="4.228cm" style:legend-expansion="high" chart:style-name="ch2"/>
        <chart:plot-area chart:style-name="ch3" table:cell-range-address="Sheet1.B116:Sheet1.C130" svg:x="0.32cm" svg:y="0.18cm" svg:width="12.527cm" svg:height="8.642cm">
          <chartooo:coordinate-region svg:x="0.941cm" svg:y="0.353cm" svg:width="11.626cm" svg:height="7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6:Sheet1.C130" chart:class="chart:scatter">
            <chart:domain table:cell-range-address="Sheet1.B116:Sheet1.B130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16:Sheet1.B130</svg:desc>
                </draw:g>
              </table:table-cell>
              <table:table-cell office:value-type="float" office:value="0">
                <text:p>0</text:p>
                <draw:g>
                  <svg:desc>Sheet1.C116:Sheet1.C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3.167cm" svg:y="4.228cm" style:legend-expansion="high" chart:style-name="ch2"/>
        <chart:plot-area chart:style-name="ch3" table:cell-range-address="Sheet1.B142:Sheet1.C155" svg:x="0.652cm" svg:y="0.359cm" svg:width="12.519cm" svg:height="8.639cm">
          <chartooo:coordinate-region svg:x="1.273cm" svg:y="0.532cm" svg:width="11.618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42:Sheet1.C155" chart:class="chart:scatter">
            <chart:domain table:cell-range-address="Sheet1.B142:Sheet1.B15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42:Sheet1.B155</svg:desc>
                </draw:g>
              </table:table-cell>
              <table:table-cell office:value-type="float" office:value="NaN">
                <text:p>NaN</text:p>
                <draw:g>
                  <svg:desc>Sheet1.C142:Sheet1.C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3.167cm" svg:y="4.228cm" style:legend-expansion="high" chart:style-name="ch2"/>
        <chart:plot-area chart:style-name="ch3" table:cell-range-address="Sheet1.B168:Sheet1.C186" svg:x="0.089cm" svg:y="0.24cm" svg:width="12.601cm" svg:height="8.64cm">
          <chartooo:coordinate-region svg:x="0.896cm" svg:y="0.413cm" svg:width="11.554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68:Sheet1.C186" chart:class="chart:scatter">
            <chart:domain table:cell-range-address="Sheet1.B168:Sheet1.B186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68:Sheet1.B186</svg:desc>
                </draw:g>
              </table:table-cell>
              <table:table-cell office:value-type="float" office:value="0">
                <text:p>0</text:p>
                <draw:g>
                  <svg:desc>Sheet1.C168:Sheet1.C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">
                <text:p>0.8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">
                <text:p>2.03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1">
                <text:p>4.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3.167cm" svg:y="4.228cm" style:legend-expansion="high" chart:style-name="ch2"/>
        <chart:plot-area chart:style-name="ch3" table:cell-range-address="Sheet1.B191:Sheet1.C204" svg:x="0.382cm" svg:y="0.15cm" svg:width="12.335cm" svg:height="8.641cm">
          <chartooo:coordinate-region svg:x="1.003cm" svg:y="0.323cm" svg:width="11.474cm" svg:height="7.8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91:Sheet1.C204" chart:class="chart:scatter">
            <chart:domain table:cell-range-address="Sheet1.B191:Sheet1.B20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91:Sheet1.B204</svg:desc>
                </draw:g>
              </table:table-cell>
              <table:table-cell office:value-type="float" office:value="0">
                <text:p>0</text:p>
                <draw:g>
                  <svg:desc>Sheet1.C191:Sheet1.C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">
                <text:p>0.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">
                <text:p>2.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65.6">
                <text:p>65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3.167cm" svg:y="4.228cm" style:legend-expansion="high" chart:style-name="ch2"/>
        <chart:plot-area chart:style-name="ch3" table:cell-range-address="Sheet1.B191:Sheet1.C204" svg:x="0.382cm" svg:y="0.15cm" svg:width="12.335cm" svg:height="8.641cm">
          <chartooo:coordinate-region svg:x="1.003cm" svg:y="0.323cm" svg:width="11.474cm" svg:height="7.8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91:Sheet1.C204" chart:class="chart:scatter">
            <chart:domain table:cell-range-address="Sheet1.B191:Sheet1.B20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91:Sheet1.B204</svg:desc>
                </draw:g>
              </table:table-cell>
              <table:table-cell office:value-type="float" office:value="0">
                <text:p>0</text:p>
                <draw:g>
                  <svg:desc>Sheet1.C191:Sheet1.C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">
                <text:p>0.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">
                <text:p>2.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65.6">
                <text:p>65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